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athJax Main" svg:font-family="'MathJax Main'"/>
    <style:font-face style:name="MathJax Math" svg:font-family="'MathJax Math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style:text-position="0% 100%" style:font-name="Liberation Serif" fo:font-size="12pt" fo:font-style="normal" fo:font-weight="bold" style:font-name-asian="DejaVu Sans Mono" style:font-size-asian="12pt" style:font-style-asian="normal" style:font-weight-asian="bold" style:font-name-complex="DejaVu Sans Mono" style:font-size-complex="12pt" style:font-style-complex="normal" style:font-weight-complex="bold"/>
    </style:style>
    <style:style style:name="P3" style:family="paragraph" style:parent-style-name="Standard">
      <style:text-properties style:text-position="0% 100%" style:font-name="Liberation Serif" fo:font-size="12pt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style:font-name="MathJax Math" fo:font-style="italic"/>
    </style:style>
    <style:style style:name="T2" style:family="text">
      <style:text-properties style:font-name="MathJax Main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tinuous uniform distribution</text:p>
      <text:p text:style-name="P1">The continuous uniform distribution models data in which any interval of events are equally likely.</text:p>
      <text:p text:style-name="P1"/>
      <text:p text:style-name="P2">Probability density function</text:p>
      <text:p text:style-name="P3">If <text:bookmark text:name="MathJax-Span-3"/><text:bookmark text:name="MathJax-Span-2"/><text:bookmark text:name="MathJax-Span-1"/><text:bookmark text:name="MathJax-Element-1-Frame"/><text:span text:style-name="T1">X</text:span> is uniformly distributed over the interval <text:bookmark text:name="MathJax-Span-6"/><text:bookmark text:name="MathJax-Span-5"/><text:bookmark text:name="MathJax-Span-4"/><text:bookmark text:name="MathJax-Element-2-Frame"/><text:span text:style-name="T2">[</text:span><text:bookmark text:name="MathJax-Span-7"/><text:span text:style-name="T1">a</text:span><text:bookmark text:name="MathJax-Span-8"/><text:span text:style-name="T2">,</text:span><text:bookmark text:name="MathJax-Span-9"/><text:span text:style-name="T1">b</text:span><text:bookmark text:name="MathJax-Span-10"/><text:span text:style-name="T2">]</text:span>, then</text:p>
      <text:p text:style-name="P3"><draw:frame draw:style-name="fr1" draw:name="Object1" text:anchor-type="as-char" svg:y="-0.621cm" svg:width="4.113cm" svg:height="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"/>
      <text:p text:style-name="P2">Expectation or mean of a discrete uniform random variable</text:p>
      <text:p text:style-name="P3"><draw:frame draw:style-name="fr1" draw:name="Object2" text:anchor-type="as-char" svg:y="-0.621cm" svg:width="2.944cm" svg:height="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"/>
      <text:p text:style-name="P2">Standard deviation(<draw:frame draw:style-name="fr1" draw:name="Object4" text:anchor-type="as-char" svg:y="-0.224cm" svg:width="0.482cm" svg:height="0.25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) of a discrete uniform random variable</text:p>
      <text:p text:style-name="P3"><draw:frame draw:style-name="fr1" draw:name="Object3" text:anchor-type="as-char" svg:y="-0.713cm" svg:width="3.951cm" svg:height="1.092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athJax Main" svg:font-family="'MathJax Main'"/>
    <style:font-face style:name="MathJax Math" svg:font-family="'MathJax Math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7-22T06:59:56</meta:creation-date>
    <dc:date>2012-10-14T06:03:54</dc:date>
    <dc:creator>Kempa </dc:creator>
    <meta:editing-duration>PT31M54S</meta:editing-duration>
    <meta:editing-cycles>8</meta:editing-cycles>
    <meta:generator>LibreOffice/3.5$Linux_x86 LibreOffice_project/350m1$Build-2</meta:generator>
    <meta:document-statistic meta:table-count="0" meta:image-count="0" meta:object-count="4" meta:page-count="1" meta:paragraph-count="9" meta:word-count="49" meta:character-count="336" meta:non-whitespace-character-count="290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P</mi>
      </mrow>
      <mrow>
        <mrow>
          <mo stretchy="false">(</mo>
          <mrow>
            <mrow>
              <mi>X</mi>
              <mo stretchy="false">≤</mo>
              <mi>x</mi>
            </mrow>
          </mrow>
          <mo stretchy="false">)</mo>
        </mrow>
        <mo stretchy="false">=</mo>
        <mfrac>
          <mn>1</mn>
          <mrow>
            <mrow>
              <mi>b</mi>
              <mo stretchy="false">−</mo>
              <mi>a</mi>
            </mrow>
          </mrow>
        </mfrac>
      </mrow>
    </mrow>
    <annotation encoding="StarMath 5.0">f(x) =P(X le x) = 1 over {b -a}</annotation>
  </semantics>
</math>
</file>

<file path=Object 2/content.xml><?xml version="1.0" encoding="utf-8"?>
<math xmlns="http://www.w3.org/1998/Math/MathML">
  <semantics>
    <mrow>
      <mi>E</mi>
      <mrow>
        <mrow>
          <mrow>
            <mo stretchy="false">(</mo>
            <mrow>
              <mi>X</mi>
            </mrow>
            <mo stretchy="false">)</mo>
          </mrow>
          <mo stretchy="false">=</mo>
          <mo stretchy="false">μ</mo>
        </mrow>
        <mo stretchy="false">=</mo>
        <mfrac>
          <mrow>
            <mrow>
              <mi>a</mi>
              <mo stretchy="false">+</mo>
              <mi>b</mi>
            </mrow>
          </mrow>
          <mn>2</mn>
        </mfrac>
      </mrow>
    </mrow>
    <annotation encoding="StarMath 5.0">E(X) = %mu = {a + b} over 2</annotation>
  </semantics>
</math>
</file>

<file path=Object 3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/content.xml><?xml version="1.0" encoding="utf-8"?>
<math xmlns="http://www.w3.org/1998/Math/MathML">
  <semantics>
    <mrow>
      <mi mathvariant="italic">Var</mi>
      <mrow>
        <mrow>
          <mrow>
            <mo stretchy="false">(</mo>
            <mrow>
              <mi>X</mi>
            </mrow>
            <mo stretchy="false">)</mo>
          </mrow>
          <mo stretchy="false">=</mo>
          <msup>
            <mo stretchy="false">σ</mo>
            <mn>2</mn>
          </msup>
        </mrow>
        <mo stretchy="false">=</mo>
        <mfrac>
          <msup>
            <mrow>
              <mo stretchy="false">(</mo>
              <mrow>
                <mrow>
                  <mi>b</mi>
                  <mo stretchy="false">−</mo>
                  <mi>a</mi>
                </mrow>
              </mrow>
              <mo stretchy="false">)</mo>
            </mrow>
            <mn>2</mn>
          </msup>
          <mn>12</mn>
        </mfrac>
      </mrow>
    </mrow>
    <annotation encoding="StarMath 5.0">Var(X) = %sigma^2 = (b-a)^2 over 12</annotation>
  </semantics>
</math>
</file>